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Edad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Hoja1.G27" table:end-x="1.897cm" table:end-y="0.373cm" draw:z-index="0" draw:style-name="gr1" svg:width="14.859cm" svg:height="7.89cm" svg:x="0.585cm" svg:y="0.16cm">
              <draw:object draw:notify-on-update-of-ranges="Hoja1.A2:Hoja1.A8 Hoja1.B2:Hoja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30">30/11/2007</text:date>, <text:time>23:4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30T20:18:19</meta:creation-date>
    <dc:creator>José Luis</dc:creator>
    <dc:date>2007-11-30T23:47:07</dc:date>
    <dc:language>es-ES</dc:language>
    <meta:editing-cycles>2</meta:editing-cycles>
    <meta:editing-duration>PT3H28M48S</meta:editing-duration>
    <meta:user-defined meta:name="Info 1"/>
    <meta:user-defined meta:name="Info 2"/>
    <meta:user-defined meta:name="Info 3"/>
    <meta:user-defined meta:name="Info 4"/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5" style:family="chart">
      <style:graphic-properties draw:fill-color="#9999ff"/>
      <style:text-properties fo:font-family="Arial" style:font-family-generic="swiss" style:font-pitch="variable" fo:font-size="6.80000019073486pt" style:font-family-asian="'Lucida Sans Unicode'" style:font-family-generic-asian="system" style:font-pitch-asian="variable" style:font-size-asian="6.80000019073486pt" style:font-family-complex="Tahoma" style:font-family-generic-complex="system" style:font-pitch-complex="variable" style:font-size-complex="6.80000019073486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14.86cm" svg:height="7.891cm" chart:class="chart:bar" chart:style-name="ch1">
        <chart:plot-area chart:style-name="ch2" table:cell-range-address="Hoja1.$A$2:.$A$8 Hoja1.$B$2:.$B$8" chart:data-source-has-labels="column" chart:table-number-list="0 0" svg:x="0.296cm" svg:y="0.295cm" svg:width="14.268cm" svg:height="7.44cm">
          <chart:axis chart:dimension="x" chart:name="primary-x" chart:style-name="ch3">
            <chart:categories table:cell-range-address="local-table.A2:.A8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